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Courier 10 Pitch" svg:font-family="'Courier 10 Pitch'" style:font-pitch="fixed"/>
    <style:font-face style:name="DejaVu Sans Mono" svg:font-family="'DejaVu Sans Mono'"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text-properties style:font-name="Courier 10 Pitch" fo:font-size="10pt" style:font-size-asian="10pt" style:font-size-complex="10pt"/>
    </style:style>
    <style:style style:name="T1" style:family="text">
      <style:text-properties style:font-name="Courier 10 Pitch"/>
    </style:style>
    <style:style style:name="T2" style:family="text">
      <style:text-properties style:font-name="Courier 10 Pitch" fo:font-size="10pt" style:font-size-asian="10pt" style:font-size-complex="10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xt_server.pl</text:h>
      <text:p text:style-name="Standard"/>
      <text:p text:style-name="Standard">El servidor escucha en un Socket UDP, y recibe strings de llamadas. El puerto por defecto es 1234, y se puede configurar cambiando la linea <text:span text:style-name="T2">my $PORT = 1234;</text:span>. <text:s/>El servidor nunca responde ni transmite en ese socket. El primer mensaje para un robot tarda algunos segundos en procesarse, mientras se establece la conexión bluetooth. Los mensajes siguientes van como taponazo. La sintaxis es:</text:p>
      <text:p text:style-name="Standard"/>
      <text:p text:style-name="P1">direccion,comando[,parametro,...]</text:p>
      <text:p text:style-name="Standard"/>
      <text:p text:style-name="P2">dirección:</text:p>
      <text:p text:style-name="Standard"><text:tab/>Id bluetooth (eso que parece una MAC devuelto por hcitool scan)</text:p>
      <text:p text:style-name="Standard"><text:tab/>o</text:p>
      <text:p text:style-name="Standard"><text:tab/>ALL <text:s/>(transmite a todos los robots conectados)</text:p>
      <text:p text:style-name="Standard">Ejemplos:</text:p>
      <text:p text:style-name="Standard"><text:tab/><text:span text:style-name="T2">ALL,keep_alive</text:span></text:p>
      <text:p text:style-name="P11"><text:tab/>00:16:53:01:4E:3B,play_tone,2000,1000</text:p>
      <text:p text:style-name="Standard"/>
      <text:p text:style-name="Standard"/>
      <text:p text:style-name="P2">comando:</text:p>
      <text:p text:style-name="Standard">Los comandos corresponden a un subconjunto de los de la librería LEGO::NXT. (ver el archivo <text:a xlink:type="simple" xlink:href="../docs/nxtdoc.html">./docs/nxtdoc.html</text:a>). La única modificación es que se omite el parámetro $NXT_RET o $NXT_NORET.</text:p>
      <text:p text:style-name="Standard">La lista de métodos soportados (al momento) es</text:p>
      <text:list text:style-name="L1">
        <text:list-item>
          <text:p text:style-name="P4">keep_alive</text:p>
        </text:list-item>
        <text:list-item>
          <text:p text:style-name="P4">start_program,filename</text:p>
        </text:list-item>
        <text:list-item>
          <text:p text:style-name="P4">stop_program</text:p>
        </text:list-item>
        <text:list-item>
          <text:p text:style-name="P4">set_stop_sound_playback</text:p>
        </text:list-item>
        <text:list-item>
          <text:p text:style-name="P4">play_sound_file,repeat,file</text:p>
        </text:list-item>
        <text:list-item>
          <text:p text:style-name="P4">play_tone,pitch,duration</text:p>
        </text:list-item>
        <text:list-item>
          <text:p text:style-name="P4">set_output_state,port,power,mode,regulation,turnratio,runstate,tacholimit</text:p>
        </text:list-item>
      </text:list>
      <text:p text:style-name="Standard">Las constantes usadas (en particular por set_output_state) se pueden ver en la clase Commands.java del control remoto de ejemplo. También se pueden ver en el código fuente de LEGO::NXT.</text:p>
      <text:p text:style-name="Standard"/>
      <text:p text:style-name="P3">Constantes:</text:p>
      <text:p text:style-name="Standard"/>
      <text:p text:style-name="Standard">//IO Port: </text:p>
      <text:p text:style-name="Standard"><text:s text:c="4"/>public static int NXT_MOTOR_A <text:s text:c="2"/>= 0x00; </text:p>
      <text:p text:style-name="Standard"><text:s text:c="4"/>public static int NXT_MOTOR_B <text:s text:c="2"/>= 0x01; </text:p>
      <text:p text:style-name="Standard"><text:s text:c="4"/>public static int NXT_MOTOR_C <text:s text:c="2"/>= 0x02; </text:p>
      <text:p text:style-name="Standard"><text:s text:c="4"/>public static int NXT_MOTOR_ALL = 0xFF; </text:p>
      <text:p text:style-name="Standard"><text:s text:c="4"/></text:p>
      <text:p text:style-name="Standard">//Output mode: </text:p>
      <text:p text:style-name="Standard"><text:s text:c="4"/>public static int NXT_MOTOR_ON <text:s/>= 0x01; </text:p>
      <text:p text:style-name="Standard"><text:s text:c="4"/>public static int NXT_BRAKE <text:s text:c="4"/>= 0x02; </text:p>
      <text:p text:style-name="Standard"><text:s text:c="4"/>public static int NXT_REGULATED = 0x04; </text:p>
      <text:p text:style-name="Standard"><text:s text:c="4"/></text:p>
      <text:p text:style-name="Standard">//Output regulation modes: </text:p>
      <text:p text:style-name="Standard"><text:s text:c="4"/>public static int NXT_REGULATION_MODE_IDLE <text:s text:c="7"/>= 0x00; </text:p>
      <text:p text:style-name="Standard"><text:s text:c="4"/>public static int NXT_REGULATION_MODE_MOTOR_SPEED = 0x01; </text:p>
      <text:p text:style-name="Standard"><text:s text:c="4"/>public static int NXT_REGULATION_MODE_MOTOR_SYNC <text:s/>= 0x02; </text:p>
      <text:p text:style-name="Standard"><text:s text:c="4"/></text:p>
      <text:p text:style-name="Standard">//Output run states: </text:p>
      <text:p text:style-name="Standard"><text:s text:c="4"/>public static int NXT_MOTOR_RUN_STATE_IDLE <text:s text:c="7"/>= 0x00; </text:p>
      <text:p text:style-name="Standard"><text:s text:c="4"/>public static int NXT_MOTOR_RUN_STATE_RAMPUP <text:s text:c="5"/>= 0x10; </text:p>
      <text:p text:style-name="Standard"><text:s text:c="4"/>public static int NXT_MOTOR_RUN_STATE_RUNNING <text:s text:c="4"/>= 0x20; </text:p>
      <text:p text:style-name="Standard"><text:s text:c="4"/>public static int NXT_MOTOR_RUN_STATE_RAMPDOWN <text:s text:c="3"/>= 0x4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Courier 10 Pitch" svg:font-family="'Courier 10 Pitch'" style:font-pitch="fixed"/>
    <style:font-face style:name="DejaVu Sans Mono" svg:font-family="'DejaVu Sans Mono'"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s" fo:country="UY"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Tim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orge Visca</meta:initial-creator>
    <meta:creation-date>2007-10-01T17:08:12</meta:creation-date>
    <dc:creator>Jorge Visca</dc:creator>
    <dc:date>2007-10-07T21:10:11</dc:date>
    <dc:language>es-UY</dc:language>
    <meta:editing-cycles>5</meta:editing-cycles>
    <meta:editing-duration>PT50M8S</meta:editing-duration>
    <meta:user-defined meta:name="Info 1"/>
    <meta:user-defined meta:name="Info 2"/>
    <meta:user-defined meta:name="Info 3"/>
    <meta:user-defined meta:name="Info 4"/>
    <meta:document-statistic meta:table-count="0" meta:image-count="0" meta:object-count="0" meta:page-count="2" meta:paragraph-count="43" meta:word-count="320" meta:character-count="2072"/>
  </office:meta>
</office:document-meta>
</file>